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112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Cawk17ModTail</text:p>
          </table:table-cell>
          <table:table-cell table:number-columns-repeated="3"/>
          <table:table-cell office:value-type="string" calcext:value-type="string">
            <text:p>Function Definitio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NPoly=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1</text:p>
          </table:table-cell>
          <table:table-cell office:value-type="float" office:value="-0.2" calcext:value-type="float">
            <text:p>-0.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 Nodes Case:</text:p>
          </table:table-cell>
          <table:table-cell table:number-columns-repeated="3"/>
          <table:table-cell office:value-type="string" calcext:value-type="string">
            <text:p>f(R0) =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string" calcext:value-type="string">
            <text:p>A2</text:p>
          </table:table-cell>
          <table:table-cell office:value-type="float" office:value="-0.1" calcext:value-type="float">
            <text:p>-0.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0=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lt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c=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-R0</text:p>
          </table:table-cell>
          <table:table-cell office:value-type="string" calcext:value-type="string">
            <text:p>R-Rc</text:p>
          </table:table-cell>
          <table:table-cell office:value-type="string" calcext:value-type="string">
            <text:p>Scale Term</text:p>
          </table:table-cell>
          <table:table-cell office:value-type="string" calcext:value-type="string">
            <text:p>1<text:span text:style-name="T1">st</text:span> order term</text:p>
          </table:table-cell>
          <table:table-cell office:value-type="string" calcext:value-type="string">
            <text:p>2<text:span text:style-name="T1">nd</text:span> order term</text:p>
          </table:table-cell>
          <table:table-cell office:value-type="string" calcext:value-type="string">
            <text:p>CutoffTerm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$5]*[.F10]" office:value-type="float" office:value="0.478619581512432" calcext:value-type="float">
            <text:p>0.4786195815</text:p>
          </table:table-cell>
          <table:table-cell table:formula="of:=[.B10]-[.$G$6]" office:value-type="float" office:value="-5" calcext:value-type="float">
            <text:p>-5</text:p>
          </table:table-cell>
          <table:table-cell table:formula="of:=[.B10]-[.G$7]" office:value-type="float" office:value="-10" calcext:value-type="float">
            <text:p>-10</text:p>
          </table:table-cell>
          <table:table-cell table:formula="of:=EXP( [.G10]+[.H10] +[.I10])" office:value-type="float" office:value="0.149568619222635" calcext:value-type="float">
            <text:p>0.1495686192</text:p>
          </table:table-cell>
          <table:table-cell table:formula="of:=[.J$4] * ([.D10]^1)" office:value-type="float" office:value="1" calcext:value-type="float">
            <text:p>1</text:p>
          </table:table-cell>
          <table:table-cell table:style-name="ce2" table:formula="of:=[.J$5] * ([.D10]^2)" office:value-type="float" office:value="-2.5" calcext:value-type="float">
            <text:p>-2.5</text:p>
          </table:table-cell>
          <table:table-cell table:style-name="ce3" table:formula="of:=[.J$6]/[.E10]" office:value-type="float" office:value="-0.4" calcext:value-type="float">
            <text:p>-0.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$5]*[.F11]" office:value-type="float" office:value="0.92192294318563" calcext:value-type="float">
            <text:p>0.9219229432</text:p>
          </table:table-cell>
          <table:table-cell table:formula="of:=[.B11]-[.$G$6]" office:value-type="float" office:value="-4" calcext:value-type="float">
            <text:p>-4</text:p>
          </table:table-cell>
          <table:table-cell table:formula="of:=[.B11]-[.G$7]" office:value-type="float" office:value="-9" calcext:value-type="float">
            <text:p>-9</text:p>
          </table:table-cell>
          <table:table-cell table:formula="of:=EXP( [.G11]+[.H11] +[.I11])" office:value-type="float" office:value="0.288100919745509" calcext:value-type="float">
            <text:p>0.2881009197</text:p>
          </table:table-cell>
          <table:table-cell table:formula="of:=[.J$4] * ([.D11]^1)" office:value-type="float" office:value="0.8" calcext:value-type="float">
            <text:p>0.8</text:p>
          </table:table-cell>
          <table:table-cell table:style-name="ce2" table:formula="of:=[.J$5] * ([.D11]^2)" office:value-type="float" office:value="-1.6" calcext:value-type="float">
            <text:p>-1.6</text:p>
          </table:table-cell>
          <table:table-cell table:style-name="ce3" table:formula="of:=[.J$6]/[.E11]" office:value-type="float" office:value="-0.444444444444444" calcext:value-type="float">
            <text:p>-0.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G$5]*[.F12]" office:value-type="float" office:value="1.81572374015041" calcext:value-type="float">
            <text:p>1.8157237402</text:p>
          </table:table-cell>
          <table:table-cell table:formula="of:=[.B12]-[.$G$6]" office:value-type="float" office:value="-1" calcext:value-type="float">
            <text:p>-1</text:p>
          </table:table-cell>
          <table:table-cell table:formula="of:=[.B12]-[.G$7]" office:value-type="float" office:value="-6" calcext:value-type="float">
            <text:p>-6</text:p>
          </table:table-cell>
          <table:table-cell table:formula="of:=EXP( [.G12]+[.H12] +[.I12])" office:value-type="float" office:value="0.567413668797003" calcext:value-type="float">
            <text:p>0.5674136688</text:p>
          </table:table-cell>
          <table:table-cell table:formula="of:=[.J$4] * ([.D12]^1)" office:value-type="float" office:value="0.2" calcext:value-type="float">
            <text:p>0.2</text:p>
          </table:table-cell>
          <table:table-cell table:style-name="ce2" table:formula="of:=[.J$5] * ([.D12]^2)" office:value-type="float" office:value="-0.1" calcext:value-type="float">
            <text:p>-0.1</text:p>
          </table:table-cell>
          <table:table-cell table:style-name="ce3" table:formula="of:=[.J$6]/[.E12]" office:value-type="float" office:value="-0.666666666666667" calcext:value-type="float">
            <text:p>-0.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G$5]*[.F13]" office:value-type="float" office:value="1.43785268517511" calcext:value-type="float">
            <text:p>1.4378526852</text:p>
          </table:table-cell>
          <table:table-cell table:formula="of:=[.B13]-[.$G$6]" office:value-type="float" office:value="0" calcext:value-type="float">
            <text:p>0</text:p>
          </table:table-cell>
          <table:table-cell table:formula="of:=[.B13]-[.G$7]" office:value-type="float" office:value="-5" calcext:value-type="float">
            <text:p>-5</text:p>
          </table:table-cell>
          <table:table-cell table:formula="of:=EXP( [.G13]+[.H13] +[.I13])" office:value-type="float" office:value="0.449328964117222" calcext:value-type="float">
            <text:p>0.4493289641</text:p>
          </table:table-cell>
          <table:table-cell table:formula="of:=[.J$4] * ([.D13]^1)" office:value-type="float" office:value="-0" calcext:value-type="float">
            <text:p>0</text:p>
          </table:table-cell>
          <table:table-cell table:style-name="ce2" table:formula="of:=[.J$5] * ([.D13]^2)" office:value-type="float" office:value="-0" calcext:value-type="float">
            <text:p>0</text:p>
          </table:table-cell>
          <table:table-cell table:style-name="ce3" table:formula="of:=[.J$6]/[.E13]" office:value-type="float" office:value="-0.8" calcext:value-type="float">
            <text:p>-0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G$5]*[.F14]" office:value-type="float" office:value="0.379013852844173" calcext:value-type="float">
            <text:p>0.3790138528</text:p>
          </table:table-cell>
          <table:table-cell table:formula="of:=[.B14]-[.$G$6]" office:value-type="float" office:value="2" calcext:value-type="float">
            <text:p>2</text:p>
          </table:table-cell>
          <table:table-cell table:formula="of:=[.B14]-[.G$7]" office:value-type="float" office:value="-3" calcext:value-type="float">
            <text:p>-3</text:p>
          </table:table-cell>
          <table:table-cell table:formula="of:=EXP( [.G14]+[.H14] +[.I14])" office:value-type="float" office:value="0.118441829013804" calcext:value-type="float">
            <text:p>0.118441829</text:p>
          </table:table-cell>
          <table:table-cell table:formula="of:=[.J$4] * ([.D14]^1)" office:value-type="float" office:value="-0.4" calcext:value-type="float">
            <text:p>-0.4</text:p>
          </table:table-cell>
          <table:table-cell table:style-name="ce2" table:formula="of:=[.J$5] * ([.D14]^2)" office:value-type="float" office:value="-0.4" calcext:value-type="float">
            <text:p>-0.4</text:p>
          </table:table-cell>
          <table:table-cell table:style-name="ce3" table:formula="of:=[.J$6]/[.E14]" office:value-type="float" office:value="-1.33333333333333" calcext:value-type="float">
            <text:p>-1.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G$5]*[.F15]" office:value-type="float" office:value="0.00531698327415659" calcext:value-type="float">
            <text:p>0.0053169833</text:p>
          </table:table-cell>
          <table:table-cell table:formula="of:=[.B15]-[.$G$6]" office:value-type="float" office:value="4" calcext:value-type="float">
            <text:p>4</text:p>
          </table:table-cell>
          <table:table-cell table:formula="of:=[.B15]-[.G$7]" office:value-type="float" office:value="-1" calcext:value-type="float">
            <text:p>-1</text:p>
          </table:table-cell>
          <table:table-cell table:formula="of:=EXP( [.G15]+[.H15] +[.I15])" office:value-type="float" office:value="0.00166155727317393" calcext:value-type="float">
            <text:p>0.0016615573</text:p>
          </table:table-cell>
          <table:table-cell table:formula="of:=[.J$4] * ([.D15]^1)" office:value-type="float" office:value="-0.8" calcext:value-type="float">
            <text:p>-0.8</text:p>
          </table:table-cell>
          <table:table-cell table:style-name="ce2" table:formula="of:=[.J$5] * ([.D15]^2)" office:value-type="float" office:value="-1.6" calcext:value-type="float">
            <text:p>-1.6</text:p>
          </table:table-cell>
          <table:table-cell table:style-name="ce3" table:formula="of:=[.J$6]/[.E15]" office:value-type="float" office:value="-4" calcext:value-type="float">
            <text:p>-4.0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Rn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0-Rn1</text:p>
          </table:table-cell>
          <table:table-cell table:formula="of:=[.G6]-[.J18]" office:value-type="float" office:value="1.5" calcext:value-type="float">
            <text:p>1.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Rn2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R0-Rn2</text:p>
          </table:table-cell>
          <table:table-cell table:formula="of:=[.G6]-[.J19]" office:value-type="float" office:value="-0.7" calcext:value-type="float">
            <text:p>-0.7</text:p>
          </table:table-cell>
        </table:table-row>
        <table:table-row table:style-name="ro1">
          <table:table-cell/>
          <table:table-cell office:value-type="string" calcext:value-type="string">
            <text:p>Nodes Case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ot Val</text:p>
          </table:table-cell>
          <table:table-cell office:value-type="string" calcext:value-type="string">
            <text:p>Node Factor</text:p>
          </table:table-cell>
          <table:table-cell office:value-type="string" calcext:value-type="string">
            <text:p>R-Rn1</text:p>
          </table:table-cell>
          <table:table-cell office:value-type="string" calcext:value-type="string">
            <text:p>R-Rn2</text:p>
          </table:table-cell>
          <table:table-cell office:value-type="string" calcext:value-type="string">
            <text:p>Node 1 Factor</text:p>
          </table:table-cell>
          <table:table-cell office:value-type="string" calcext:value-type="string">
            <text:p>Node 2 Factor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10]*[.D22]" office:value-type="float" office:value="-9.09377204873621" calcext:value-type="float">
            <text:p>-9.0937720487</text:p>
          </table:table-cell>
          <table:table-cell table:formula="of:=[.G22]*[.H22]" office:value-type="float" office:value="-19" calcext:value-type="float">
            <text:p>-19</text:p>
          </table:table-cell>
          <table:table-cell table:formula="of:=[.B22]-[.J$18]" office:value-type="float" office:value="-3.5" calcext:value-type="float">
            <text:p>-3.5</text:p>
          </table:table-cell>
          <table:table-cell table:formula="of:=[.B22]-[.J$19]" office:value-type="float" office:value="-5.7" calcext:value-type="float">
            <text:p>-5.7</text:p>
          </table:table-cell>
          <table:table-cell table:formula="of:=[.E22]/[.L$18]" office:value-type="float" office:value="-2.33333333333333" calcext:value-type="float">
            <text:p>-2.3333333333</text:p>
          </table:table-cell>
          <table:table-cell table:formula="of:=[.F22]/[.L$19]" office:value-type="float" office:value="8.14285714285714" calcext:value-type="float">
            <text:p>8.14285714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C11]*[.D23]" office:value-type="float" office:value="-10.3167567451725" calcext:value-type="float">
            <text:p>-10.3167567452</text:p>
          </table:table-cell>
          <table:table-cell table:formula="of:=[.G23]*[.H23]" office:value-type="float" office:value="-11.1904761904762" calcext:value-type="float">
            <text:p>-11.1904761905</text:p>
          </table:table-cell>
          <table:table-cell table:formula="of:=[.B23]-[.J$18]" office:value-type="float" office:value="-2.5" calcext:value-type="float">
            <text:p>-2.5</text:p>
          </table:table-cell>
          <table:table-cell table:formula="of:=[.B23]-[.J$19]" office:value-type="float" office:value="-4.7" calcext:value-type="float">
            <text:p>-4.7</text:p>
          </table:table-cell>
          <table:table-cell table:formula="of:=[.E23]/[.L$18]" office:value-type="float" office:value="-1.66666666666667" calcext:value-type="float">
            <text:p>-1.6666666667</text:p>
          </table:table-cell>
          <table:table-cell table:formula="of:=[.F23]/[.L$19]" office:value-type="float" office:value="6.71428571428571" calcext:value-type="float">
            <text:p>6.71428571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12]*[.D24]" office:value-type="float" office:value="1.46987159916938" calcext:value-type="float">
            <text:p>1.4698715992</text:p>
          </table:table-cell>
          <table:table-cell table:formula="of:=[.G24]*[.H24]" office:value-type="float" office:value="0.809523809523809" calcext:value-type="float">
            <text:p>0.8095238095</text:p>
          </table:table-cell>
          <table:table-cell table:formula="of:=[.B24]-[.J$18]" office:value-type="float" office:value="0.5" calcext:value-type="float">
            <text:p>0.5</text:p>
          </table:table-cell>
          <table:table-cell table:formula="of:=[.B24]-[.J$19]" office:value-type="float" office:value="-1.7" calcext:value-type="float">
            <text:p>-1.7</text:p>
          </table:table-cell>
          <table:table-cell table:formula="of:=[.E24]/[.L$18]" office:value-type="float" office:value="0.333333333333333" calcext:value-type="float">
            <text:p>0.3333333333</text:p>
          </table:table-cell>
          <table:table-cell table:formula="of:=[.F24]/[.L$19]" office:value-type="float" office:value="2.42857142857143" calcext:value-type="float">
            <text:p>2.42857142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C13]*[.D25]" office:value-type="float" office:value="1.43785268517511" calcext:value-type="float">
            <text:p>1.4378526852</text:p>
          </table:table-cell>
          <table:table-cell table:formula="of:=[.G25]*[.H25]" office:value-type="float" office:value="1" calcext:value-type="float">
            <text:p>1</text:p>
          </table:table-cell>
          <table:table-cell table:formula="of:=[.B25]-[.J$18]" office:value-type="float" office:value="1.5" calcext:value-type="float">
            <text:p>1.5</text:p>
          </table:table-cell>
          <table:table-cell table:formula="of:=[.B25]-[.J$19]" office:value-type="float" office:value="-0.7" calcext:value-type="float">
            <text:p>-0.7</text:p>
          </table:table-cell>
          <table:table-cell table:formula="of:=[.E25]/[.L$18]" office:value-type="float" office:value="1" calcext:value-type="float">
            <text:p>1</text:p>
          </table:table-cell>
          <table:table-cell table:formula="of:=[.F25]/[.L$1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C14]*[.D26]" office:value-type="float" office:value="-1.64239336232475" calcext:value-type="float">
            <text:p>-1.6423933623</text:p>
          </table:table-cell>
          <table:table-cell table:formula="of:=[.G26]*[.H26]" office:value-type="float" office:value="-4.33333333333333" calcext:value-type="float">
            <text:p>-4.3333333333</text:p>
          </table:table-cell>
          <table:table-cell table:formula="of:=[.B26]-[.J$18]" office:value-type="float" office:value="3.5" calcext:value-type="float">
            <text:p>3.5</text:p>
          </table:table-cell>
          <table:table-cell table:formula="of:=[.B26]-[.J$19]" office:value-type="float" office:value="1.3" calcext:value-type="float">
            <text:p>1.3</text:p>
          </table:table-cell>
          <table:table-cell table:formula="of:=[.E26]/[.L$18]" office:value-type="float" office:value="2.33333333333333" calcext:value-type="float">
            <text:p>2.3333333333</text:p>
          </table:table-cell>
          <table:table-cell table:formula="of:=[.F26]/[.L$19]" office:value-type="float" office:value="-1.85714285714286" calcext:value-type="float">
            <text:p>-1.85714285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C15]*[.D27]" office:value-type="float" office:value="-0.0919078537389924" calcext:value-type="float">
            <text:p>-0.0919078537</text:p>
          </table:table-cell>
          <table:table-cell table:formula="of:=[.G27]*[.H27]" office:value-type="float" office:value="-17.2857142857143" calcext:value-type="float">
            <text:p>-17.2857142857</text:p>
          </table:table-cell>
          <table:table-cell table:formula="of:=[.B27]-[.J$18]" office:value-type="float" office:value="5.5" calcext:value-type="float">
            <text:p>5.5</text:p>
          </table:table-cell>
          <table:table-cell table:formula="of:=[.B27]-[.J$19]" office:value-type="float" office:value="3.3" calcext:value-type="float">
            <text:p>3.3</text:p>
          </table:table-cell>
          <table:table-cell table:formula="of:=[.E27]/[.L$18]" office:value-type="float" office:value="3.66666666666667" calcext:value-type="float">
            <text:p>3.6666666667</text:p>
          </table:table-cell>
          <table:table-cell table:formula="of:=[.F27]/[.L$19]" office:value-type="float" office:value="-4.71428571428571" calcext:value-type="float">
            <text:p>-4.714285714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refactor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lpha = </text:p>
          </table:table-cell>
          <table:table-cell office:value-type="float" office:value="-2.4" calcext:value-type="float">
            <text:p>-2.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0 = 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xpDecay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expTerm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$E$29]*[.D34]" office:value-type="float" office:value="1586.74164458925" calcext:value-type="float">
            <text:p>1586.7416445893</text:p>
          </table:table-cell>
          <table:table-cell table:formula="of:=EXP(  -1*([.$E$30]^2)*([.B34]-[.$E$31])   )" office:value-type="float" office:value="317.34832891785" calcext:value-type="float">
            <text:p>317.34832891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E$29]*[.D35]" office:value-type="float" office:value="5" calcext:value-type="float">
            <text:p>5</text:p>
          </table:table-cell>
          <table:table-cell table:formula="of:=EXP(  -1*([.$E$30]^2)*([.B35]-[.$E$31])   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$E$29]*[.D36]" office:value-type="float" office:value="0.0157555579922222" calcext:value-type="float">
            <text:p>0.015755558</text:p>
          </table:table-cell>
          <table:table-cell table:formula="of:=EXP(  -1*([.$E$30]^2)*([.B36]-[.$E$31])   )" office:value-type="float" office:value="0.00315111159844444" calcext:value-type="float">
            <text:p>0.00315111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$E$29]*[.D37]" office:value-type="float" office:value="0.000000000492975278799576" calcext:value-type="float">
            <text:p>4.92975278799576E-10</text:p>
          </table:table-cell>
          <table:table-cell table:formula="of:=EXP(  -1*([.$E$30]^2)*([.B37]-[.$E$31])   )" office:value-type="float" office:value="0.0000000000985950557599152" calcext:value-type="float">
            <text:p>9.85950557599152E-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$E$29]*[.D38]" office:value-type="float" office:value="4.89500015351851E-015" calcext:value-type="float">
            <text:p>4.89500015351851E-15</text:p>
          </table:table-cell>
          <table:table-cell table:formula="of:=EXP(  -1*([.$E$30]^2)*([.B38]-[.$E$31])   )" office:value-type="float" office:value="9.79000030703702E-016" calcext:value-type="float">
            <text:p>9.79000030703702E-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$E$29]*[.D39]" office:value-type="float" office:value="4.86049251015039E-020" calcext:value-type="float">
            <text:p>4.86049251015039E-20</text:p>
          </table:table-cell>
          <table:table-cell table:formula="of:=EXP(  -1*([.$E$30]^2)*([.B39]-[.$E$31])   )" office:value-type="float" office:value="9.72098502030078E-021" calcext:value-type="float">
            <text:p>9.72098502030078E-2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4">00/00/0000</text:date>, <text:time style:data-style-name="N2" text:time-value="08:50:59.4868725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4:56:09.715771134</meta:creation-date>
    <meta:generator>LibreOffice/5.1.6.2$Linux_X86_64 LibreOffice_project/10m0$Build-2</meta:generator>
    <dc:date>2019-07-24T09:37:01.746319974</dc:date>
    <meta:editing-duration>PT1H46M47S</meta:editing-duration>
    <meta:editing-cycles>10</meta:editing-cycles>
    <meta:document-statistic meta:table-count="1" meta:cell-count="159" meta:object-count="0"/>
  </office:meta>
</office:document-meta>
</file>